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7900000089C17B32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auto-grow-height="true" fo:min-height="2.7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1.753cm"/>
    </style:style>
    <style:style style:name="pr2" style:family="presentation" style:parent-style-name="Default-notes" style:list-style-name="L8">
      <style:graphic-properties draw:fill-color="#ffffff" fo:min-height="12.572cm"/>
    </style:style>
    <style:style style:name="pr3" style:family="presentation" style:parent-style-name="Default-title">
      <style:graphic-properties fo:min-height="1.75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 style:list-style-name="L3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4aac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color="#14aace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ff0000"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color="#14aac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24pt" style:font-size-asian="24pt" style:font-size-complex="24pt"/>
    </style:style>
    <style:style style:name="T4" style:family="text">
      <style:text-properties fo:color="#0000ff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666600"/>
    </style:style>
    <style:style style:name="T7" style:family="text">
      <style:text-properties fo:color="#14aace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0000" fo:font-size="14pt" style:font-size-asian="14pt" style:font-size-complex="14pt"/>
    </style:style>
    <style:style style:name="T10" style:family="text">
      <style:text-properties style:use-window-font-color="true" fo:font-size="14pt" style:font-size-asian="14pt" style:font-size-complex="14pt"/>
    </style:style>
    <style:style style:name="T11" style:family="text">
      <style:text-properties fo:color="#ff0000"/>
    </style:style>
    <style:style style:name="T12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25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5.494cm" svg:height="2.126cm" svg:x="6.253cm" svg:y="4.569cm" presentation:class="title" presentation:user-transformed="true">
          <draw:text-box>
            <text:p text:style-name="P1"><text:span text:style-name="T1">Software Testing</text:span></text:p>
          </draw:text-box>
        </draw:frame>
        <draw:frame draw:style-name="gr1" draw:text-style-name="P3" draw:layer="layout" svg:width="22.58cm" svg:height="3.005cm" svg:x="2.711cm" svg:y="9.262cm">
          <draw:text-box>
            <text:p text:style-name="P3"><text:span text:style-name="T2">Discussion Group 13, Day 2 (21/10), Klekken 2014</text:span></text:p>
            <text:p text:style-name="P3"><text:span text:style-name="T2"/></text:p>
            <text:p text:style-name="P3"><text:span text:style-name="T3">Jo Asplin (IT)</text:span></text:p>
          </draw:text-box>
        </draw:frame>
        <presentation:notes draw:style-name="dp2">
          <draw:frame presentation:style-name="pr2" draw:layer="layout" svg:width="17.271cm" svg:height="12.572cm" svg:x="2.159cm" svg:y="13.271cm" presentation:class="notes">
            <draw:text-box>
              <text:list text:style-name="L3">
                <text:list-item>
                  <text:p>Why SW testing? <text:span text:style-name="T4">To increase the quality of the SW by catching as </text:span><text:span text:style-name="T5">many</text:span><text:span text:style-name="T4"> problems as </text:span><text:span text:style-name="T5">early</text:span><text:span text:style-name="T4"> as possible in the development process.</text:span><text:span text:style-name="T6"> (Testing can also make sense during operational stage, though!)</text:span></text:p>
                  <text:p/>
                  <text:p/>
                </text:list-item>
                <text:list-item>
                  <text:p>IT/development since two years ago</text:p>
                </text:list-item>
                <text:list-item>
                  <text:p>responsible for Jenkins (for CI and auto testing), and auto testing of Diana in particular</text:p>
                </text:list-item>
                <text:list-item>
                  <text:p>previously worked with QTestLib for auto testing of Qt and Qt apps</text:p>
                </text:list-item>
              </text:list>
            </draw:text-box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Default">
        <draw:frame presentation:style-name="pr3" draw:text-style-name="P4" draw:layer="layout" svg:width="22.58cm" svg:height="1.753cm" svg:x="2.711cm" svg:y="1.555cm" presentation:class="title" presentation:user-transformed="true">
          <draw:text-box>
            <text:p><text:span text:style-name="T7">Manual Testing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4.591cm" svg:height="0.962cm" svg:x="5.771cm" svg:y="7.481cm">
          <draw:text-box>
            <text:p>quick to set up</text:p>
          </draw:text-box>
        </draw:frame>
        <draw:frame draw:style-name="gr5" draw:layer="layout" svg:width="3.669cm" svg:height="0.962cm" svg:x="5.771cm" svg:y="9.628cm">
          <draw:text-box>
            <text:p>error-prone</text:p>
          </draw:text-box>
        </draw:fram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8.688cm" svg:height="0.962cm" svg:x="5.771cm" svg:y="8.581cm">
          <draw:text-box>
            <text:p>can test anything (things that are hard to automate, in particular!)</text:p>
          </draw:text-box>
        </draw:fram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314cm" svg:height="0.962cm" svg:x="5.771cm" svg:y="10.728cm">
          <draw:text-box>
            <text:p>limited test coverag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error-prone, because we might</text:p>
              <text:list text:style-name="L5">
                <text:list-item>
                  <text:p><text:s/>forget a test</text:p>
                </text:list-item>
                <text:list-item>
                  <text:p><text:s/>misinterpret a test result</text:p>
                </text:list-item>
                <text:list-item>
                  <text:p><text:s/>not understand how to run the test</text:p>
                </text:list-item>
              </text:list>
            </draw:text-box>
          </draw:frame>
        </presentation:notes>
      </draw:page>
      <draw:page draw:name="page3" draw:style-name="dp1" draw:master-page-name="Default">
        <draw:frame presentation:style-name="pr3" draw:text-style-name="P4" draw:layer="layout" svg:width="22.58cm" svg:height="1.753cm" svg:x="2.711cm" svg:y="1.555cm" presentation:class="title" presentation:user-transformed="true">
          <draw:text-box>
            <text:p><text:span text:style-name="T7">Automated Testing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.538cm" svg:height="0.962cm" svg:x="5.771cm" svg:y="7.481cm">
          <draw:text-box>
            <text:p>reliable</text:p>
          </draw:text-box>
        </draw:frame>
        <draw:frame draw:style-name="gr5" draw:layer="layout" svg:width="10.552cm" svg:height="0.962cm" svg:x="5.771cm" svg:y="10.728cm">
          <draw:text-box>
            <text:p>requires work to set up the first time</text:p>
          </draw:text-box>
        </draw:frame>
        <draw:custom-shape draw:style-name="gr4" draw:text-style-name="P5" draw:layer="layout" svg:width="0.654cm" svg:height="0.154cm" svg:x="4.359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5.891cm" svg:height="0.962cm" svg:x="5.771cm" svg:y="8.581cm">
          <draw:text-box>
            <text:p>good test coverage</text:p>
          </draw:text-box>
        </draw:frame>
        <draw:frame draw:style-name="gr5" draw:layer="layout" svg:width="7.212cm" svg:height="0.962cm" svg:x="5.77cm" svg:y="11.828cm">
          <draw:text-box>
            <text:p>can't automate anything</text:p>
          </draw:text-box>
        </draw:frame>
        <draw:custom-shape draw:style-name="gr3" draw:text-style-name="P5" draw:layer="layout" svg:width="0.65cm" svg:height="0.648cm" svg:x="4.325cm" svg:y="9.8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4.727cm" svg:height="0.962cm" svg:x="5.771cm" svg:y="9.681cm">
          <draw:text-box>
            <text:p>quick 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8">things that often can't be automated:</text:span></text:p>
              <text:list text:style-name="L6">
                <text:list-item>
                  <text:p><text:span text:style-name="T8"><text:s/></text:span><text:span text:style-name="T8">certain GUI interaction/behavior</text:span></text:p>
                </text:list-item>
                <text:list-item>
                  <text:p><text:span text:style-name="T8"><text:s/></text:span><text:span text:style-name="T8">certain asynchronous or time-dependent events</text:span></text:p>
                </text:list-item>
                <text:list-item>
                  <text:p><text:span text:style-name="T9"><text:s/></text:span><text:span text:style-name="T9">the user experience (look &amp; feel) itself!</text:span></text:p>
                  <text:p><text:span text:style-name="T9"/></text:p>
                </text:list-item>
              </text:list>
              <text:p><text:span text:style-name="T10">requires work to set up the first time:</text:span></text:p>
              <text:list text:style-name="L5">
                <text:list-item>
                  <text:p><text:span text:style-name="T10"><text:s text:c="2"/></text:span><text:span text:style-name="T10">because we must install and configure a test framework/library (possibly even develop our own)</text:span></text:p>
                </text:list-item>
              </text:list>
            </draw:text-box>
          </draw:frame>
        </presentation:notes>
      </draw:page>
      <draw:page draw:name="page4" draw:style-name="dp1" draw:master-page-name="Default">
        <draw:frame presentation:style-name="pr3" draw:text-style-name="P4" draw:layer="layout" svg:width="22.58cm" svg:height="1.753cm" svg:x="2.711cm" svg:y="1.555cm" presentation:class="title" presentation:user-transformed="true">
          <draw:text-box>
            <text:p><text:span text:style-name="T7">Testing Framework</text:span></text:p>
          </draw:text-box>
        </draw:frame>
        <draw:custom-shape draw:style-name="gr3" draw:text-style-name="P5" draw:layer="layout" svg:width="0.65cm" svg:height="0.648cm" svg:x="4.325cm" svg:y="7.6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654cm" svg:height="0.154cm" svg:x="4.359cm" svg:y="11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.538cm" svg:height="0.962cm" svg:x="5.771cm" svg:y="7.481cm">
          <draw:text-box>
            <text:p>reliable</text:p>
          </draw:text-box>
        </draw:frame>
        <draw:frame draw:style-name="gr5" draw:layer="layout" svg:width="10.552cm" svg:height="0.962cm" svg:x="5.771cm" svg:y="10.728cm">
          <draw:text-box>
            <text:p>requires work to set up the first time</text:p>
          </draw:text-box>
        </draw:frame>
        <draw:custom-shape draw:style-name="gr4" draw:text-style-name="P5" draw:layer="layout" svg:width="0.654cm" svg:height="0.154cm" svg:x="4.359cm" svg:y="12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5cm" svg:height="0.648cm" svg:x="4.325cm" svg:y="8.7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5.891cm" svg:height="0.962cm" svg:x="5.771cm" svg:y="8.581cm">
          <draw:text-box>
            <text:p>good test coverage</text:p>
          </draw:text-box>
        </draw:frame>
        <draw:frame draw:style-name="gr5" draw:layer="layout" svg:width="7.212cm" svg:height="0.962cm" svg:x="5.77cm" svg:y="11.828cm">
          <draw:text-box>
            <text:p>can't automate anything</text:p>
          </draw:text-box>
        </draw:frame>
        <draw:custom-shape draw:style-name="gr3" draw:text-style-name="P5" draw:layer="layout" svg:width="0.65cm" svg:height="0.648cm" svg:x="4.325cm" svg:y="9.84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030.7692307692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4.727cm" svg:height="0.962cm" svg:x="5.771cm" svg:y="9.681cm">
          <draw:text-box>
            <text:p>quick 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8">things that often can't be automated:</text:span></text:p>
              <text:list text:style-name="L6">
                <text:list-item>
                  <text:p><text:span text:style-name="T8"><text:s/></text:span><text:span text:style-name="T8">certain GUI interaction/behavior</text:span></text:p>
                </text:list-item>
                <text:list-item>
                  <text:p><text:span text:style-name="T8"><text:s/></text:span><text:span text:style-name="T8">certain asynchronous or time-dependent events</text:span></text:p>
                </text:list-item>
                <text:list-item>
                  <text:p><text:span text:style-name="T9"><text:s/></text:span><text:span text:style-name="T9">the user experience (look &amp; feel) itself!</text:span></text:p>
                  <text:p><text:span text:style-name="T9"/></text:p>
                </text:list-item>
              </text:list>
              <text:p><text:span text:style-name="T10">requires work to set up the first time:</text:span></text:p>
              <text:list text:style-name="L5">
                <text:list-item>
                  <text:p><text:span text:style-name="T10"><text:s text:c="2"/></text:span><text:span text:style-name="T10">because we must install and configure a test framework/library (possibly even develop our own)</text:span></text:p>
                </text:list-item>
              </text:list>
            </draw:text-box>
          </draw:frame>
        </presentation:notes>
      </draw:page>
      <draw:page draw:name="page5" draw:style-name="dp1" draw:master-page-name="Default">
        <draw:frame presentation:style-name="pr3" draw:text-style-name="P4" draw:layer="layout" svg:width="22.58cm" svg:height="1.753cm" svg:x="2.711cm" svg:y="1.555cm" presentation:class="title" presentation:user-transformed="true">
          <draw:text-box>
            <text:p><text:span text:style-name="T7">Continuous Integr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things that often can't be automated:</text:p>
              <text:list text:style-name="L6">
                <text:list-item>
                  <text:p><text:s/>certain GUI interaction/behavior</text:p>
                </text:list-item>
                <text:list-item>
                  <text:p><text:s/>certain asynchronous or time-dependent events</text:p>
                </text:list-item>
                <text:list-item>
                  <text:p><text:span text:style-name="T11"><text:s/></text:span><text:span text:style-name="T11">the user experience (look &amp; feel) itself!</text:span></text:p>
                </text:list-item>
              </text:list>
            </draw:text-box>
          </draw:frame>
        </presentation:notes>
      </draw:page>
      <draw:page draw:name="page6" draw:style-name="dp1" draw:master-page-name="Default">
        <draw:frame presentation:style-name="pr3" draw:text-style-name="P4" draw:layer="layout" svg:width="22.58cm" svg:height="1.753cm" svg:x="2.711cm" svg:y="1.555cm" presentation:class="title" presentation:user-transformed="true">
          <draw:text-box>
            <text:p><text:span text:style-name="T7">Jenki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things that often can't be automated:</text:p>
              <text:list text:style-name="L6">
                <text:list-item>
                  <text:p><text:s/>certain GUI interaction/behavior</text:p>
                </text:list-item>
                <text:list-item>
                  <text:p><text:s/>certain asynchronous or time-dependent events</text:p>
                </text:list-item>
                <text:list-item>
                  <text:p><text:span text:style-name="T11"><text:s/></text:span><text:span text:style-name="T11">the user experience (look &amp; feel) itself!</text:span></text:p>
                </text:list-item>
              </text:list>
            </draw:text-box>
          </draw:frame>
        </presentation:notes>
      </draw:page>
      <draw:page draw:name="page7" draw:style-name="dp1" draw:master-page-name="Default">
        <draw:frame draw:style-name="gr5" draw:text-style-name="P6" draw:layer="layout" svg:width="18.092cm" svg:height="2.143cm" svg:x="5.252cm" svg:y="7.577cm">
          <draw:text-box>
            <text:p><text:span text:style-name="T12">OMIT BELOW SLI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4" draw:layer="layout" svg:width="22.58cm" svg:height="1.753cm" svg:x="2.711cm" svg:y="1.555cm" presentation:class="title" presentation:user-transformed="true">
          <draw:text-box>
            <text:p><text:span text:style-name="T7">Levels of testing</text:span></text:p>
          </draw:text-box>
        </draw:frame>
        <draw:custom-shape draw:style-name="gr6" draw:text-style-name="P5" draw:layer="layout" svg:width="6.477cm" svg:height="7.552cm" svg:x="19.651cm" svg:y="7.94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37cm" svg:height="2.315cm" svg:x="12.406cm" svg:y="12.819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678cm" svg:height="3.555cm" svg:x="10.748cm" svg:y="8.382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719cm" svg:height="0.719cm" svg:x="1.42cm" svg:y="10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5.745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3.062cm" svg:y="13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19cm" svg:height="0.719cm" svg:x="3.257cm" svg:y="8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" draw:id="id1" draw:layer="layout" svg:width="0.719cm" svg:height="0.719cm" svg:x="11.018cm" svg:y="10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" draw:id="id3" draw:layer="layout" svg:width="0.719cm" svg:height="0.719cm" svg:x="15.343cm" svg:y="10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0.719cm" svg:height="0.719cm" svg:x="12.66cm" svg:y="1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" draw:id="id2" draw:layer="layout" svg:width="0.719cm" svg:height="0.719cm" svg:x="12.855cm" svg:y="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11.632cm" svg:y1="10.28cm" svg:x2="12.96cm" svg:y2="9.267cm" draw:start-shape="id1" draw:start-glue-point="11" draw:end-shape="id2" draw:end-glue-point="7" svg:d="m11632 10280 1328-1013" svg:viewBox="0 0 1329 1014">
          <text:p/>
        </draw:connector>
        <draw:connector draw:style-name="gr9" draw:text-style-name="P5" draw:layer="layout" draw:type="line" svg:x1="13.469cm" svg:y1="9.267cm" svg:x2="15.448cm" svg:y2="11.099cm" draw:start-shape="id2" draw:start-glue-point="9" draw:end-shape="id3" draw:end-glue-point="5" svg:d="m13469 9267 1979 1832" svg:viewBox="0 0 1980 1833">
          <text:p/>
        </draw:connector>
        <draw:custom-shape draw:style-name="gr7" draw:text-style-name="P5" draw:layer="layout" svg:width="0.719cm" svg:height="0.719cm" svg:x="4.161cm" svg:y="1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" draw:id="id5" draw:layer="layout" svg:width="0.719cm" svg:height="0.719cm" svg:x="13.759cm" svg:y="1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13.274cm" svg:y1="13.651cm" svg:x2="13.864cm" svg:y2="14.24cm" draw:start-shape="id4" draw:start-glue-point="9" draw:end-shape="id5" draw:end-glue-point="5" svg:d="m13274 13651 590 589" svg:viewBox="0 0 591 590">
          <text:p/>
        </draw:connector>
        <draw:custom-shape draw:style-name="gr8" draw:text-style-name="P5" xml:id="id12" draw:id="id12" draw:layer="layout" svg:width="2.37cm" svg:height="2.315cm" svg:x="21.705cm" svg:y="12.817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1" draw:id="id11" draw:layer="layout" svg:width="5.678cm" svg:height="3.555cm" svg:x="20.047cm" svg:y="8.38cm">
          <text:p/>
          <draw:enhanced-geometry svg:viewBox="0 0 21600 21600" draw:path-stretchpoint-x="10800" draw:path-stretchpoint-y="10800" draw:text-areas="?f3 ?f4 ?f5 ?f6" draw:type="round-rectangle" draw:modifiers="1168.42621343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6" draw:id="id6" draw:layer="layout" svg:width="0.719cm" svg:height="0.719cm" svg:x="20.317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719cm" svg:height="0.719cm" svg:x="24.642cm" svg:y="1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9" draw:id="id9" draw:layer="layout" svg:width="0.719cm" svg:height="0.719cm" svg:x="21.959cm" svg:y="13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0.719cm" svg:height="0.719cm" svg:x="22.154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0.931cm" svg:y1="10.278cm" svg:x2="22.259cm" svg:y2="9.265cm" draw:start-shape="id6" draw:start-glue-point="11" draw:end-shape="id7" draw:end-glue-point="7" svg:d="m20931 10278 1328-1013" svg:viewBox="0 0 1329 1014">
          <text:p/>
        </draw:connector>
        <draw:connector draw:style-name="gr9" draw:text-style-name="P5" draw:layer="layout" draw:type="line" svg:x1="22.768cm" svg:y1="9.265cm" svg:x2="24.747cm" svg:y2="11.097cm" draw:start-shape="id7" draw:start-glue-point="9" draw:end-shape="id8" draw:end-glue-point="5" svg:d="m22768 9265 1979 1832" svg:viewBox="0 0 1980 1833">
          <text:p/>
        </draw:connector>
        <draw:custom-shape draw:style-name="gr8" draw:text-style-name="P5" xml:id="id10" draw:id="id10" draw:layer="layout" svg:width="0.719cm" svg:height="0.719cm" svg:x="23.058cm" svg:y="1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" svg:x1="22.573cm" svg:y1="13.649cm" svg:x2="23.163cm" svg:y2="14.238cm" draw:start-shape="id9" draw:start-glue-point="9" draw:end-shape="id10" draw:end-glue-point="5" svg:d="m22573 13649 590 589" svg:viewBox="0 0 591 590">
          <text:p/>
        </draw:connector>
        <draw:connector draw:style-name="gr9" draw:text-style-name="P5" draw:layer="layout" draw:type="line" svg:x1="22.886cm" svg:y1="11.935cm" svg:x2="22.89cm" svg:y2="12.817cm" draw:start-shape="id11" draw:start-glue-point="2" draw:end-shape="id12" draw:end-glue-point="0" svg:d="m22886 11935 4 882" svg:viewBox="0 0 5 883">
          <text:p/>
        </draw:connector>
        <draw:frame draw:style-name="gr5" draw:text-style-name="P7" draw:layer="layout" svg:width="3.999cm" svg:height="0.962cm" svg:x="2.121cm" svg:y="6.841cm">
          <draw:text-box>
            <text:p><text:span text:style-name="T13">Unit testing</text:span></text:p>
          </draw:text-box>
        </draw:frame>
        <draw:frame draw:style-name="gr5" draw:text-style-name="P7" draw:layer="layout" svg:width="6.048cm" svg:height="0.962cm" svg:x="10.822cm" svg:y="6.841cm">
          <draw:text-box>
            <text:p><text:span text:style-name="T13">Integration testing</text:span></text:p>
          </draw:text-box>
        </draw:frame>
        <draw:frame draw:style-name="gr5" draw:text-style-name="P7" draw:layer="layout" svg:width="5.015cm" svg:height="0.962cm" svg:x="20.122cm" svg:y="6.841cm">
          <draw:text-box>
            <text:p><text:span text:style-name="T13">System testing</text:span></text:p>
          </draw:text-box>
        </draw:frame>
        <draw:frame draw:style-name="gr5" draw:text-style-name="P8" draw:layer="layout" svg:width="7.659cm" svg:height="1.505cm" svg:x="1.571cm" svg:y="16.141cm">
          <draw:text-box>
            <text:list text:style-name="L7">
              <text:list-item>
                <text:p><text:span text:style-name="T14">basic components</text:span></text:p>
                <text:p><text:span text:style-name="T14">(classes, subroutines etc.)</text:span></text:p>
              </text:list-item>
            </text:list>
          </draw:text-box>
        </draw:frame>
        <draw:frame draw:style-name="gr5" draw:text-style-name="P8" draw:layer="layout" svg:width="6.275cm" svg:height="1.505cm" svg:x="10.572cm" svg:y="16.142cm">
          <draw:text-box>
            <text:list text:style-name="L7">
              <text:list-item>
                <text:p><text:span text:style-name="T14">components working</text:span></text:p>
                <text:p><text:span text:style-name="T14">in conjunction</text:span></text:p>
              </text:list-item>
            </text:list>
          </draw:text-box>
        </draw:frame>
        <draw:frame draw:style-name="gr5" draw:text-style-name="P8" draw:layer="layout" svg:width="7.719cm" svg:height="1.505cm" svg:x="19.573cm" svg:y="16.143cm">
          <draw:text-box>
            <text:list text:style-name="L7">
              <text:list-item>
                <text:p><text:span text:style-name="T14">final application, possibly</text:span></text:p>
                <text:p><text:span text:style-name="T14">deployed on target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11">may skip this slide</text:span> - not really important, since the meaning of these concepts depends on the project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draw:style-name="Mgr3" draw:text-style-name="MP3" draw:layer="backgroundobjects" svg:width="7.035cm" svg:height="2.555cm" svg:x="20.944cm" svg:y="18.449cm">
        <draw:image xlink:href="Pictures/100002010000017900000089C17B32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7T13:18:42</meta:creation-date>
    <meta:generator>LibreOffice/3.5$Linux_X86_64 LibreOffice_project/350m1$Build-2</meta:generator>
    <dc:date>2014-10-17T14:56:06</dc:date>
    <dc:creator>Jo Asplin</dc:creator>
    <meta:editing-duration>PT1H35M33S</meta:editing-duration>
    <meta:editing-cycles>51</meta:editing-cycles>
    <meta:document-statistic meta:object-count="105"/>
  </office:meta>
</office:document-meta>
</file>